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3.1000003814697pt" style:font-size-complex="15pt"/>
    </style:style>
    <style:style style:name="T1" style:family="text">
      <style:text-properties officeooo:rsid="001ccee9"/>
    </style:style>
    <style:style style:name="T2" style:family="text">
      <style:text-properties officeooo:rsid="001d0c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h[Am], <text:span text:style-name="T1">lang thang cuối phố[Em], phố đông người[F], người hư vô[C]</text:span></text:p>
      <text:p text:style-name="P1">Anh[Am]. mộng mơ quá khứ[Em], biết bao giờ[F], <text:span text:style-name="T2">mộng tàn phai[G]</text:span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6T20:16:39.197217402</meta:creation-date>
    <dc:date>2020-02-16T20:31:06.690802874</dc:date>
    <meta:editing-duration>PT14M33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1" meta:paragraph-count="2" meta:word-count="22" meta:character-count="130" meta:non-whitespace-character-count="110"/>
  </office:meta>
</office:document-meta>
</file>